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8000"/>
    </style:style>
    <style:style style:name="P2" style:family="paragraph" style:parent-style-name="Standard">
      <style:text-properties fo:color="#008000"/>
    </style:style>
    <style:style style:name="T1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've continued our investigation into the code and basically decided the front-end is not fit for purpose, it does not meet our requirements for working with a tablet and keyboard and has so many hard coded bugs that we believe a rewrite would be the only sensible option. </text:p>
      <text:p text:style-name="Standard"/>
      <text:p text:style-name="Standard">The admin side however does meet some of our needs as far as a responsive design is concerned and already contains some of the functionality required for the front-end although these have not been completed as we did not need the functionality in both places. <text:s/>We do see an opportunity to finish this project by completing this section and dropping the filter by Date,Venue and Event functionality. </text:p>
      <text:p text:style-name="Standard"/>
      <text:p text:style-name="Standard">To do this we would have to fix the following: </text:p>
      <text:p text:style-name="Standard"/>
      <text:p text:style-name="Standard"><text:s text:c="4"/><text:bookmark-start text:name="__DdeLink__0_218203388"/><text:span text:style-name="T1">The information from our server should use our library rather than hacking the wrapper for our library </text:span><text:bookmark-end text:name="__DdeLink__0_218203388"/></text:p>
      <text:p text:style-name="Standard"><text:s/><text:span text:style-name="T1"><text:s text:c="3"/>The Venue, Event and Ticket type information should only be requested from our system once a day except where requested by a master user or Admin user. <text:s/>This data needs to be stored on the Kiosk Server rather than requesting the data each time. </text:span></text:p>
      <text:p text:style-name="P1"><text:s text:c="4"/>The <text:bookmark-start text:name="__DdeLink__2_218203388"/>price and stock<text:bookmark-end text:name="__DdeLink__2_218203388"/> data can be updated on request, however we should be able to ensure there is a minimum time between calls. </text:p>
      <text:p text:style-name="P1"><text:s text:c="4"/>Kiosk-Groups need to be identifiable it is not clear if the address field is being used for this or not </text:p>
      <text:p text:style-name="P1"><text:s text:c="4"/>Kiosks need to be identifiable, we need to know if a kiosk has been installed and which Kiosk-group (Location) they belong to. </text:p>
      <text:p text:style-name="Standard"><text:s text:c="2"/></text:p>
      <text:p text:style-name="Standard"><text:s/>All changes to users should be logged </text:p>
      <text:p text:style-name="Standard"><text:s text:c="2"/>Sales reports should contain the details of each sale including User, Kiosk-Group (location), Date of sale/refund, Time of sale/refund </text:p>
      <text:p text:style-name="Standard"><text:s text:c="4"/>I think for this we need a list of Kiosk-Groups, which has one supervisor per group and can allocate a number of users to that group this would enable the master admin to change the supervisor for a group and enable/disable groups of kiosks. </text:p>
      <text:p text:style-name="Standard"/>
      <text:p text:style-name="Standard">User Management </text:p>
      <text:p text:style-name="Standard"/>
      <text:p text:style-name="P1"><text:s text:c="4"/>Users need to have a separate username, and use this for logins rather than their email addresses </text:p>
      <text:p text:style-name="Standard"/>
      <text:p text:style-name="Standard"/>
      <text:p text:style-name="Standard"/>
      <text:p text:style-name="Standard">Dashboard </text:p>
      <text:p text:style-name="Standard"/>
      <text:p text:style-name="P1"><text:s text:c="4"/>Standard users do not need to see the dashboard </text:p>
      <text:p text:style-name="P1"><text:s text:c="4"/>Supervisors should see sales for their Kiosk Group </text:p>
      <text:p text:style-name="Standard"><text:s text:c="4"/>For supervisors the chart should only show sales from their Kiosk-Group </text:p>
      <text:p text:style-name="Standard"><text:s text:c="4"/>Supervisors should be able to print off or export a sales report detailing the sales by their kiosk-group for the date selected from the chart. The chart should show the value of the sales for that kiosk-group for that day. </text:p>
      <text:p text:style-name="Standard"><text:s text:c="4"/>For Master users should the chart should only show sales from all Kiosk-Groups </text:p>
      <text:p text:style-name="Standard"><text:s text:c="4"/>Master users should be able to print off or export a sales report detailing the sales for all kiosk-groups for the date selected from the chart. The chart should show the value of the sales for that day. </text:p>
      <text:p text:style-name="Standard"/>
      <text:p text:style-name="Standard"/>
      <text:p text:style-name="Standard">Ticket list </text:p>
      <text:p text:style-name="Standard"/>
      <text:p text:style-name="Standard"><text:s text:c="4"/><text:span text:style-name="T1">The price is displayed in USD($) it should be in GBP(£) </text:span></text:p>
      <text:p text:style-name="Standard"><text:soft-page-break/></text:p>
      <text:p text:style-name="Standard"/>
      <text:p text:style-name="Standard">Basket functionality </text:p>
      <text:p text:style-name="Standard"/>
      <text:p text:style-name="Standard"><text:s text:c="4"/>Total does not work in the basket when quantities have been changed </text:p>
      <text:p text:style-name="Standard"><text:s text:c="4"/>The basket does not keep it's quantities if the user goes back to the ticket list. </text:p>
      <text:p text:style-name="P1"><text:s text:c="4"/>There is an odd message when you add any tickets to the basket </text:p>
      <text:p text:style-name="Standard"><text:s text:c="3"/><text:span text:style-name="T1"><text:s/>The continue button should not be needed (The user can just go back to the Tickets list </text:span></text:p>
      <text:p text:style-name="Standard"><text:s text:c="4"/><text:span text:style-name="T1">The price is displayed in USD($) it should be in GBP(£) </text:span></text:p>
      <text:p text:style-name="Standard"><text:s text:c="4"/>When a ticket quantity is added to the basket it should be reserved on our system </text:p>
      <text:p text:style-name="Standard"><text:s text:c="4"/>When a ticket quantity is removed from the basket it should be registered on our system </text:p>
      <text:p text:style-name="Standard"><text:s text:c="4"/>If a basket is cleared the tickets should be released on our system </text:p>
      <text:p text:style-name="Standard"><text:s text:c="4"/>When a basket is paid for the tickets should be transacted on our system </text:p>
      <text:p text:style-name="Standard"><text:s text:c="4"/>If a ticket is refunded it should be returned on our system </text:p>
      <text:p text:style-name="Standard"/>
      <text:p text:style-name="Standard">Checkout </text:p>
      <text:p text:style-name="Standard"/>
      <text:p text:style-name="P1"><text:s text:c="4"/>Delivery form should be above the ticket details </text:p>
      <text:p text:style-name="P1"><text:s text:c="4"/>Address should be multi-line, or ideally House number/name, Street, Town/city, County, Country </text:p>
      <text:p text:style-name="P1"><text:s text:c="4"/>Every sale appears to have ticketID 34971 added by default, this is wrong. </text:p>
      <text:p text:style-name="Standard"><text:s text:c="4"/>Invoice is not required however printing, emailing the ticket or both is required. </text:p>
      <text:p text:style-name="Standard"><text:s text:c="4"/>Once checked out the basket should empty </text:p>
      <text:p text:style-name="Standard"><text:s text:c="4"/><text:span text:style-name="T1">Postcode is limited to 5 characters this should be 12. </text:span></text:p>
      <text:p text:style-name="Standard"><text:s text:c="4"/><text:span text:style-name="T1">Email address should not be optional </text:span></text:p>
      <text:p text:style-name="Standard"><text:s text:c="3"/><text:span text:style-name="T1"><text:s/>Mobile should be Labelled Phone and is optional </text:span></text:p>
      <text:p text:style-name="Standard"/>
      <text:p text:style-name="Standard">Customer </text:p>
      <text:p text:style-name="Standard"/>
      <text:p text:style-name="Standard"><text:s text:c="4"/>When a ticket is sold it needs to record the ResearvationID, date and time of sale, so this is searchable in this data. <text:s/>The status of the ticket is also required, a Ticket may be Valid or Refunded. </text:p>
      <text:p text:style-name="Standard"><text:s text:c="4"/>All users should have access to all customers tickets, but only Master and Admin users should be able to export the data. </text:p>
      <text:p text:style-name="Standard"/>
      <text:p text:style-name="Standard">Customer order details </text:p>
      <text:p text:style-name="Standard"/>
      <text:p text:style-name="Standard"><text:s text:c="4"/><text:span text:style-name="T1">The price needs to be divided by 100. </text:span></text:p>
      <text:p text:style-name="Standard"><text:s text:c="4"/>Extra details required ResearvationID, date and time of sale </text:p>
      <text:p text:style-name="Standard"><text:s text:c="4"/>Refund ticket needs cod</text:p>
      <text:p text:style-name="Standard"/>
      <text:p text:style-name="Standard"><text:s/>Today's Error</text:p>
      <text:p text:style-name="Standard"/>
      <text:p text:style-name="Standard">Some of these I realise are because you are mid way through working on code </text:p>
      <text:p text:style-name="Standard"/>
      <text:p text:style-name="P1">1. Logged in user should display Name + Lastname not email address </text:p>
      <text:p text:style-name="Standard">2. <text:span text:style-name="T1">User form “Fist <text:s/>name” should be “First name” </text:span></text:p>
      <text:p text:style-name="Standard"/>
      <text:p text:style-name="Standard">User input </text:p>
      <text:p text:style-name="Standard">1. <text:span text:style-name="T1">Add new user form should clear data when opened </text:span></text:p>
      <text:p text:style-name="P1"><text:bookmark-start text:name="__DdeLink__452_1817313018"/>2. Save changes button not working </text:p>
      <text:p text:style-name="Standard">3. <text:span text:style-name="T1">“Save changes” button should be renamed “Save” </text:span><text:bookmark-end text:name="__DdeLink__452_1817313018"/></text:p>
      <text:p text:style-name="Standard"/>
      <text:p text:style-name="Standard">Tickets </text:p>
      <text:p text:style-name="Standard"><text:soft-page-break/>1. <text:span text:style-name="T1">We need to see the date and time in the tickets list, as some events with the same title are held twice in a day or on multiple days. </text:span></text:p>
      <text:p text:style-name="Standard">2. Picking tickets from multiple pages does not work, it apears to add tickets by their location on the page. So if you add the first from page 1 and the first from page 2 then you only get one ticket in the basket. </text:p>
      <text:p text:style-name="Standard">3. <text:span text:style-name="T1">Sale column does not do anything useful and can be removed </text:span></text:p>
      <text:p text:style-name="Standard">4. We need a more information button (Green Magnifying glass) on each ticket to show the full details of the event. </text:p>
      <text:p text:style-name="Standard">5. <text:span text:style-name="T1">Price needs to be in GPB(£) notUSD($) </text:span></text:p>
      <text:p text:style-name="Standard">6. <text:span text:style-name="T1">Select all tickbox should be removed </text:span></text:p>
      <text:p text:style-name="P1">7. Display per page dropdown box doesn't appear to work </text:p>
      <text:p text:style-name="P1">8. “Do you reall want to add all tickets in basket this recor(s) ?” confirmation should be removed. </text:p>
      <text:p text:style-name="Standard"/>
      <text:p text:style-name="Standard">Basket </text:p>
      <text:p text:style-name="Standard">1. Basket resets when you go back to the Tickets. <text:s/>The basket should only reset when the basket is bought or the clear basket button is pressed. </text:p>
      <text:p text:style-name="Standard">2. <text:span text:style-name="T1">Price needs to be in GPB(£) notUSD($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s </meta:initial-creator>
    <meta:creation-date>2013-12-19T12:15:02</meta:creation-date>
    <dc:date>2013-12-19T14:45:23</dc:date>
    <dc:creator>cis </dc:creator>
    <meta:editing-duration>PT01H38M39S</meta:editing-duration>
    <meta:editing-cycles>14</meta:editing-cycles>
    <meta:generator>OpenOffice.org/3.2$Unix OpenOffice.org_project/320m12$Build-9483</meta:generator>
    <meta:document-statistic meta:table-count="0" meta:image-count="0" meta:object-count="0" meta:page-count="3" meta:paragraph-count="70" meta:word-count="1035" meta:character-count="5903"/>
  </office:meta>
</office:document-meta>
</file>